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9928"/>
    </style:style>
    <style:style style:name="P2" style:family="paragraph" style:parent-style-name="Standard">
      <style:text-properties officeooo:paragraph-rsid="0003475a"/>
    </style:style>
    <style:style style:name="P3" style:family="paragraph" style:parent-style-name="Standard">
      <style:text-properties officeooo:rsid="00019928" officeooo:paragraph-rsid="00019928"/>
    </style:style>
    <style:style style:name="P4" style:family="paragraph" style:parent-style-name="Standard">
      <style:text-properties officeooo:rsid="00019928" officeooo:paragraph-rsid="0003475a"/>
    </style:style>
    <style:style style:name="P5" style:family="paragraph" style:parent-style-name="Standard">
      <style:text-properties officeooo:rsid="00019928" officeooo:paragraph-rsid="0006fe58"/>
    </style:style>
    <style:style style:name="P6" style:family="paragraph" style:parent-style-name="Standard">
      <style:text-properties style:text-underline-style="solid" style:text-underline-width="auto" style:text-underline-color="font-color" officeooo:rsid="00019928" officeooo:paragraph-rsid="00019928"/>
    </style:style>
    <style:style style:name="P7" style:family="paragraph" style:parent-style-name="Standard">
      <style:text-properties style:text-underline-style="solid" style:text-underline-width="auto" style:text-underline-color="font-color" officeooo:rsid="00019928" officeooo:paragraph-rsid="0003475a"/>
    </style:style>
    <style:style style:name="P8" style:family="paragraph" style:parent-style-name="Standard">
      <style:text-properties style:text-underline-style="solid" style:text-underline-width="auto" style:text-underline-color="font-color" officeooo:rsid="00019928" officeooo:paragraph-rsid="0006fe58"/>
    </style:style>
    <style:style style:name="P9" style:family="paragraph" style:parent-style-name="Standard">
      <style:text-properties style:text-underline-style="solid" style:text-underline-width="auto" style:text-underline-color="font-color" officeooo:rsid="00019928" officeooo:paragraph-rsid="001c3c7a"/>
    </style:style>
    <style:style style:name="P10" style:family="paragraph" style:parent-style-name="Standard">
      <style:text-properties style:text-underline-style="none" officeooo:rsid="00019928" officeooo:paragraph-rsid="00019928"/>
    </style:style>
    <style:style style:name="P11" style:family="paragraph" style:parent-style-name="Standard">
      <style:text-properties style:text-underline-style="none" officeooo:rsid="00019928" officeooo:paragraph-rsid="0003475a"/>
    </style:style>
    <style:style style:name="P12" style:family="paragraph" style:parent-style-name="Standard">
      <style:text-properties style:text-underline-style="none" officeooo:rsid="00019928" officeooo:paragraph-rsid="000af00e"/>
    </style:style>
    <style:style style:name="P13" style:family="paragraph" style:parent-style-name="Standard">
      <style:text-properties style:text-underline-style="none" officeooo:rsid="00019928" officeooo:paragraph-rsid="000c8c55"/>
    </style:style>
    <style:style style:name="P14" style:family="paragraph" style:parent-style-name="Standard">
      <style:text-properties style:text-underline-style="none" officeooo:rsid="00019928" officeooo:paragraph-rsid="0014b952"/>
    </style:style>
    <style:style style:name="P15" style:family="paragraph" style:parent-style-name="Standard">
      <style:text-properties style:text-underline-style="none" officeooo:rsid="00019928" officeooo:paragraph-rsid="00166434"/>
    </style:style>
    <style:style style:name="P16" style:family="paragraph" style:parent-style-name="Standard">
      <style:text-properties style:text-underline-style="none" officeooo:rsid="00019928" officeooo:paragraph-rsid="00197a89"/>
    </style:style>
    <style:style style:name="P17" style:family="paragraph" style:parent-style-name="Standard">
      <style:text-properties style:text-underline-style="none" officeooo:paragraph-rsid="00019928"/>
    </style:style>
    <style:style style:name="P18" style:family="paragraph" style:parent-style-name="Standard">
      <style:text-properties style:text-underline-style="none" officeooo:paragraph-rsid="000af00e"/>
    </style:style>
    <style:style style:name="P19" style:family="paragraph" style:parent-style-name="Standard">
      <style:text-properties style:text-underline-style="none" officeooo:paragraph-rsid="000e618f"/>
    </style:style>
    <style:style style:name="P20" style:family="paragraph" style:parent-style-name="Standard">
      <style:text-properties style:text-underline-style="none" officeooo:paragraph-rsid="000f5ff5"/>
    </style:style>
    <style:style style:name="P21" style:family="paragraph" style:parent-style-name="Standard">
      <style:text-properties style:text-underline-style="none" officeooo:paragraph-rsid="00105d6a"/>
    </style:style>
    <style:style style:name="P22" style:family="paragraph" style:parent-style-name="Standard">
      <style:text-properties style:text-underline-style="none" officeooo:paragraph-rsid="00166434"/>
    </style:style>
    <style:style style:name="P23" style:family="paragraph" style:parent-style-name="Standard">
      <style:text-properties style:text-underline-style="none" officeooo:paragraph-rsid="00197a89"/>
    </style:style>
    <style:style style:name="P24" style:family="paragraph" style:parent-style-name="Standard">
      <style:text-properties style:text-underline-style="none" officeooo:paragraph-rsid="001c3c7a"/>
    </style:style>
    <style:style style:name="P25" style:family="paragraph" style:parent-style-name="Standard">
      <style:text-properties style:text-underline-style="none" officeooo:paragraph-rsid="001cb2d2"/>
    </style:style>
    <style:style style:name="P26" style:family="paragraph" style:parent-style-name="Standard">
      <style:text-properties fo:font-style="italic" style:text-underline-style="none" officeooo:rsid="00019928" officeooo:paragraph-rsid="0003475a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rsid="00019928" officeooo:paragraph-rsid="0006fe58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019928" officeooo:paragraph-rsid="000765fa" style:font-style-asian="italic" style:font-style-complex="italic"/>
    </style:style>
    <style:style style:name="P29" style:family="paragraph" style:parent-style-name="Standard">
      <style:text-properties fo:font-style="italic" style:text-underline-style="none" officeooo:rsid="00019928" officeooo:paragraph-rsid="00197a89" style:font-style-asian="italic" style:font-style-complex="italic"/>
    </style:style>
    <style:style style:name="P30" style:family="paragraph" style:parent-style-name="Standard">
      <style:text-properties fo:font-style="italic" style:text-underline-style="none" officeooo:rsid="00019928" officeooo:paragraph-rsid="001a6709" style:font-style-asian="italic" style:font-style-complex="italic"/>
    </style:style>
    <style:style style:name="P31" style:family="paragraph" style:parent-style-name="Standard">
      <style:text-properties fo:font-style="italic" style:text-underline-style="none" officeooo:rsid="00019928" officeooo:paragraph-rsid="001c3c7a" style:font-style-asian="italic" style:font-style-complex="italic"/>
    </style:style>
    <style:style style:name="P32" style:family="paragraph" style:parent-style-name="Standard">
      <style:text-properties fo:font-style="italic" style:text-underline-style="none" officeooo:rsid="00019928" officeooo:paragraph-rsid="001e4a59" style:font-style-asian="italic" style:font-style-complex="italic"/>
    </style:style>
    <style:style style:name="P33" style:family="paragraph" style:parent-style-name="Standard">
      <style:text-properties officeooo:paragraph-rsid="0003475a"/>
    </style:style>
    <style:style style:name="P34" style:family="paragraph" style:parent-style-name="Standard">
      <style:text-properties officeooo:paragraph-rsid="0006fe58"/>
    </style:style>
    <style:style style:name="P35" style:family="paragraph" style:parent-style-name="Standard">
      <style:text-properties officeooo:paragraph-rsid="00019928"/>
    </style:style>
    <style:style style:name="P36" style:family="paragraph" style:parent-style-name="Heading_20_1">
      <style:paragraph-properties fo:text-align="center" style:justify-single-word="false"/>
      <style:text-properties officeooo:rsid="00019928"/>
    </style:style>
    <style:style style:name="P37" style:family="paragraph" style:parent-style-name="Heading_20_3">
      <style:text-properties officeooo:rsid="00019928"/>
    </style:style>
    <style:style style:name="P38" style:family="paragraph" style:parent-style-name="Heading_20_3">
      <style:text-properties officeooo:rsid="00019928" officeooo:paragraph-rsid="00019928"/>
    </style:style>
    <style:style style:name="P39" style:family="paragraph" style:parent-style-name="Heading_20_3">
      <style:text-properties officeooo:paragraph-rsid="0003475a"/>
    </style:style>
    <style:style style:name="P40" style:family="paragraph" style:parent-style-name="Heading_20_3">
      <style:text-properties officeooo:paragraph-rsid="0006fe58"/>
    </style:style>
    <style:style style:name="T1" style:family="text">
      <style:text-properties officeooo:rsid="0001992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9928"/>
    </style:style>
    <style:style style:name="T4" style:family="text">
      <style:text-properties style:text-underline-style="solid" style:text-underline-width="auto" style:text-underline-color="font-color" officeooo:rsid="0003475a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19928" style:font-style-asian="italic" style:font-style-complex="italic"/>
    </style:style>
    <style:style style:name="T9" style:family="text">
      <style:text-properties fo:font-style="italic" officeooo:rsid="0003475a" style:font-style-asian="italic" style:font-style-complex="italic"/>
    </style:style>
    <style:style style:name="T10" style:family="text">
      <style:text-properties fo:font-style="italic" officeooo:rsid="00054ab8" style:font-style-asian="italic" style:font-style-complex="italic"/>
    </style:style>
    <style:style style:name="T11" style:family="text">
      <style:text-properties fo:font-style="italic" officeooo:rsid="00069a7e" style:font-style-asian="italic" style:font-style-complex="italic"/>
    </style:style>
    <style:style style:name="T12" style:family="text">
      <style:text-properties fo:font-style="italic" officeooo:rsid="0006fe58" style:font-style-asian="italic" style:font-style-complex="italic"/>
    </style:style>
    <style:style style:name="T13" style:family="text">
      <style:text-properties fo:font-style="italic" officeooo:rsid="000910dd" style:font-style-asian="italic" style:font-style-complex="italic"/>
    </style:style>
    <style:style style:name="T14" style:family="text">
      <style:text-properties fo:font-style="italic" officeooo:rsid="000765fa" style:font-style-asian="italic" style:font-style-complex="italic"/>
    </style:style>
    <style:style style:name="T15" style:family="text">
      <style:text-properties fo:font-style="italic" officeooo:rsid="000c8c55" style:font-style-asian="italic" style:font-style-complex="italic"/>
    </style:style>
    <style:style style:name="T16" style:family="text">
      <style:text-properties fo:font-style="italic" officeooo:rsid="000d0285" style:font-style-asian="italic" style:font-style-complex="italic"/>
    </style:style>
    <style:style style:name="T17" style:family="text">
      <style:text-properties fo:font-style="italic" officeooo:rsid="000e618f" style:font-style-asian="italic" style:font-style-complex="italic"/>
    </style:style>
    <style:style style:name="T18" style:family="text">
      <style:text-properties fo:font-style="italic" officeooo:rsid="0014b952" style:font-style-asian="italic" style:font-style-complex="italic"/>
    </style:style>
    <style:style style:name="T19" style:family="text">
      <style:text-properties fo:font-style="italic" officeooo:rsid="00166434" style:font-style-asian="italic" style:font-style-complex="italic"/>
    </style:style>
    <style:style style:name="T20" style:family="text">
      <style:text-properties officeooo:rsid="0003475a"/>
    </style:style>
    <style:style style:name="T21" style:family="text">
      <style:text-properties fo:font-style="normal" officeooo:rsid="0003475a" style:font-style-asian="normal" style:font-style-complex="normal"/>
    </style:style>
    <style:style style:name="T22" style:family="text">
      <style:text-properties fo:font-style="normal" officeooo:rsid="001cb2d2" style:font-style-asian="normal" style:font-style-complex="normal"/>
    </style:style>
    <style:style style:name="T23" style:family="text">
      <style:text-properties officeooo:rsid="000765fa"/>
    </style:style>
    <style:style style:name="T24" style:family="text">
      <style:text-properties officeooo:rsid="0009b6db"/>
    </style:style>
    <style:style style:name="T25" style:family="text">
      <style:text-properties officeooo:rsid="000b43c0"/>
    </style:style>
    <style:style style:name="T26" style:family="text">
      <style:text-properties fo:font-size="7pt" officeooo:rsid="00019928" style:font-size-asian="7pt" style:font-size-complex="7pt"/>
    </style:style>
    <style:style style:name="T27" style:family="text">
      <style:text-properties fo:font-size="7pt" fo:font-style="italic" officeooo:rsid="00019928" style:font-size-asian="7pt" style:font-style-asian="italic" style:font-size-complex="7pt" style:font-style-complex="italic"/>
    </style:style>
    <style:style style:name="T28" style:family="text">
      <style:text-properties fo:color="#ff0000" fo:font-size="6pt" fo:font-style="italic" officeooo:rsid="000f5ff5" style:font-size-asian="6pt" style:font-style-asian="italic" style:font-size-complex="6pt" style:font-style-complex="italic"/>
    </style:style>
    <style:style style:name="T29" style:family="text">
      <style:text-properties fo:color="#ff0000" fo:font-size="6pt" fo:font-style="italic" officeooo:rsid="000c8c55" style:font-size-asian="6pt" style:font-style-asian="italic" style:font-size-complex="6pt" style:font-style-complex="italic"/>
    </style:style>
    <style:style style:name="T30" style:family="text">
      <style:text-properties fo:color="#ff0000" style:font-name="Monospace" fo:font-size="6pt" fo:font-style="italic" officeooo:rsid="000c8c55" style:font-size-asian="6pt" style:font-style-asian="italic" style:font-size-complex="6pt" style:font-style-complex="italic"/>
    </style:style>
    <style:style style:name="T31" style:family="text">
      <style:text-properties fo:color="#ff0000" style:font-name="Monospace" fo:font-size="6pt" fo:font-style="italic" officeooo:rsid="000f5ff5" style:font-size-asian="6pt" style:font-style-asian="italic" style:font-size-complex="6pt" style:font-style-complex="italic"/>
    </style:style>
    <style:style style:name="T32" style:family="text">
      <style:text-properties fo:color="#ff0000" style:font-name="Monospace" fo:font-size="6pt" fo:font-style="italic" officeooo:rsid="000d0285" style:font-size-asian="6pt" style:font-style-asian="italic" style:font-size-complex="6pt" style:font-style-complex="italic"/>
    </style:style>
    <style:style style:name="T33" style:family="text">
      <style:text-properties fo:color="#ff0000" style:font-name="Monospace" fo:font-size="6pt" fo:font-style="italic" officeooo:rsid="00019928" style:font-size-asian="6pt" style:font-style-asian="italic" style:font-size-complex="6pt" style:font-style-complex="italic"/>
    </style:style>
    <style:style style:name="T34" style:family="text">
      <style:text-properties fo:color="#ff0000" style:font-name="Monospace" fo:font-size="8pt" fo:font-style="italic" officeooo:rsid="000c8c55" style:font-size-asian="8pt" style:font-style-asian="italic" style:font-size-complex="8pt" style:font-style-complex="italic"/>
    </style:style>
    <style:style style:name="T35" style:family="text">
      <style:text-properties fo:color="#ff0000" style:font-name="Monospace" fo:font-size="8pt" fo:font-style="italic" officeooo:rsid="000d0285" style:font-size-asian="8pt" style:font-style-asian="italic" style:font-size-complex="8pt" style:font-style-complex="italic"/>
    </style:style>
    <style:style style:name="T36" style:family="text">
      <style:text-properties fo:color="#ff0000" style:font-name="Monospace" fo:font-size="8pt" fo:font-style="italic" officeooo:rsid="00019928" style:font-size-asian="8pt" style:font-style-asian="italic" style:font-size-complex="8pt" style:font-style-complex="italic"/>
    </style:style>
    <style:style style:name="T37" style:family="text">
      <style:text-properties fo:color="#ff0000" fo:font-size="7pt" fo:font-style="italic" officeooo:rsid="00019928" style:font-size-asian="7pt" style:font-style-asian="italic" style:font-size-complex="7pt" style:font-style-complex="italic"/>
    </style:style>
    <style:style style:name="T38" style:family="text">
      <style:text-properties fo:color="#ff0000" style:font-name="Times New Roman" fo:font-size="6pt" fo:font-style="italic" officeooo:rsid="000c8c55" style:font-size-asian="6pt" style:font-style-asian="italic" style:font-size-complex="6pt" style:font-style-complex="italic"/>
    </style:style>
    <style:style style:name="T39" style:family="text">
      <style:text-properties fo:color="#ff0000" style:font-name="Times New Roman" fo:font-size="8pt" fo:font-style="italic" officeooo:rsid="000c8c55" style:font-size-asian="8pt" style:font-style-asian="italic" style:font-size-complex="8pt" style:font-style-complex="italic"/>
    </style:style>
    <style:style style:name="T40" style:family="text">
      <style:text-properties fo:color="#ff0000" style:font-name="Times New Roman" fo:font-size="8pt" fo:font-style="italic" officeooo:rsid="000f5ff5" style:font-size-asian="8pt" style:font-style-asian="italic" style:font-size-complex="8pt" style:font-style-complex="italic"/>
    </style:style>
    <style:style style:name="T41" style:family="text">
      <style:text-properties fo:color="#ff0000" style:font-name="Times New Roman" fo:font-size="8pt" fo:font-style="italic" officeooo:rsid="0014b952" style:font-size-asian="8pt" style:font-style-asian="italic" style:font-size-complex="8pt" style:font-style-complex="italic"/>
    </style:style>
    <style:style style:name="T42" style:family="text">
      <style:text-properties fo:color="#ff0000" style:font-name="Times New Roman" fo:font-size="8pt" fo:font-style="italic" officeooo:rsid="000d0285" style:font-size-asian="8pt" style:font-style-asian="italic" style:font-size-complex="8pt" style:font-style-complex="italic"/>
    </style:style>
    <style:style style:name="T43" style:family="text">
      <style:text-properties fo:color="#ff0000" style:font-name="Times New Roman" fo:font-size="8pt" fo:font-style="italic" officeooo:rsid="00019928" style:font-size-asian="8pt" style:font-style-asian="italic" style:font-size-complex="8pt" style:font-style-complex="italic"/>
    </style:style>
    <style:style style:name="T44" style:family="text">
      <style:text-properties fo:color="#ff0000" style:font-name="Times New Roman" fo:font-size="8pt" fo:font-style="italic" officeooo:rsid="001672ba" style:font-size-asian="8pt" style:font-style-asian="italic" style:font-size-complex="8pt" style:font-style-complex="italic"/>
    </style:style>
    <style:style style:name="T45" style:family="text">
      <style:text-properties fo:color="#ff0000" style:font-name="Times New Roman" fo:font-size="8pt" style:font-size-asian="8pt" style:font-size-complex="8pt"/>
    </style:style>
    <style:style style:name="T46" style:family="text">
      <style:text-properties fo:color="#ff0000" style:font-name="Times New Roman" fo:font-size="8pt" officeooo:rsid="001a6709" style:font-size-asian="8pt" style:font-size-complex="8pt"/>
    </style:style>
    <style:style style:name="T47" style:family="text">
      <style:text-properties fo:color="#ff0000" fo:font-size="8pt" fo:font-style="italic" officeooo:rsid="00019928" style:font-size-asian="8pt" style:font-style-asian="italic" style:font-size-complex="8pt" style:font-style-complex="italic"/>
    </style:style>
    <style:style style:name="T48" style:family="text">
      <style:text-properties fo:color="#ff0000" fo:font-size="8pt" style:font-size-asian="8pt" style:font-size-complex="8pt"/>
    </style:style>
    <style:style style:name="T49" style:family="text">
      <style:text-properties fo:color="#ff0000" fo:font-size="8pt" officeooo:rsid="00019928" style:font-size-asian="8pt" style:font-size-complex="8pt"/>
    </style:style>
    <style:style style:name="T50" style:family="text">
      <style:text-properties fo:color="#ff0000" fo:font-size="8pt" officeooo:rsid="0009b6db" style:font-size-asian="8pt" style:font-size-complex="8pt"/>
    </style:style>
    <style:style style:name="T51" style:family="text">
      <style:text-properties fo:color="#ff0000" fo:font-size="8pt" officeooo:rsid="00197a89" style:font-size-asian="8pt" style:font-size-complex="8pt"/>
    </style:style>
    <style:style style:name="T52" style:family="text">
      <style:text-properties fo:color="#ff0000" fo:font-size="8pt" officeooo:rsid="001e4a59" style:font-size-asian="8pt" style:font-size-complex="8pt"/>
    </style:style>
    <style:style style:name="T53" style:family="text">
      <style:text-properties fo:color="#ff0000" fo:font-size="8pt" fo:font-style="normal" officeooo:rsid="0003475a" style:font-size-asian="8pt" style:font-style-asian="normal" style:font-size-complex="8pt" style:font-style-complex="normal"/>
    </style:style>
    <style:style style:name="T54" style:family="text">
      <style:text-properties fo:color="#ff0000" fo:font-size="8pt" fo:font-style="normal" officeooo:rsid="001cb2d2" style:font-size-asian="8pt" style:font-style-asian="normal" style:font-size-complex="8pt" style:font-style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019928" style:font-weight-asian="bold" style:font-weight-complex="bold"/>
    </style:style>
    <style:style style:name="T57" style:family="text">
      <style:text-properties fo:font-weight="bold" officeooo:rsid="000f5ff5" style:font-weight-asian="bold" style:font-weight-complex="bold"/>
    </style:style>
    <style:style style:name="T58" style:family="text">
      <style:text-properties style:font-name="Times New Roman" fo:font-size="12pt" officeooo:rsid="00019928" style:font-size-asian="12pt" style:font-size-complex="12pt"/>
    </style:style>
    <style:style style:name="T59" style:family="text">
      <style:text-properties style:font-name="Times New Roman" fo:font-style="italic" style:font-style-asian="italic" style:font-style-complex="italic"/>
    </style:style>
    <style:style style:name="T60" style:family="text">
      <style:text-properties style:font-name="Times New Roman" fo:font-size="8pt" officeooo:rsid="00019928" style:font-size-asian="8pt" style:font-size-complex="8pt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officeooo:rsid="00019928" style:font-size-asian="8pt" style:font-size-complex="8pt"/>
    </style:style>
    <style:style style:name="T63" style:family="text">
      <style:text-properties fo:font-size="8pt" officeooo:rsid="0009b6db" style:font-size-asian="8pt" style:font-size-complex="8pt"/>
    </style:style>
    <style:style style:name="T64" style:family="text">
      <style:text-properties fo:font-size="8pt" officeooo:rsid="001e4a59" style:font-size-asian="8pt" style:font-size-complex="8pt"/>
    </style:style>
    <style:style style:name="T65" style:family="text">
      <style:text-properties fo:font-size="8pt" fo:font-style="normal" officeooo:rsid="0003475a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01cb2d2" style:font-size-asian="8pt" style:font-style-asian="normal" style:font-size-complex="8pt" style:font-style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1e4a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Filemanager <text:s/><text:span text:style-name="T25">File path (nightmare) </text:span>settings</text:h>
      <text:p text:style-name="P3"/>
      <text:p text:style-name="P3"/>
      <text:h text:style-name="P37" text:outline-level="3">Settings – File A</text:h>
      <text:p text:style-name="P1"/>
      <text:p text:style-name="P1"><text:span text:style-name="T4">JS </text:span><text:span text:style-name="T3">Settings :</text:span><text:span text:style-name="T1"> </text:span></text:p>
      <text:p text:style-name="P1"><text:span text:style-name="T1">server_root : <text:tab/></text:span><text:span text:style-name="T8">true</text:span></text:p>
      <text:p text:style-name="P1"><text:span text:style-name="T1">file_root : <text:tab/></text:span><text:span text:style-name="T8">false</text:span><text:span text:style-name="T1"> (détermination auto + dossier par défaut 'userfiles')</text:span></text:p>
      <text:p text:style-name="P3"/>
      <text:p text:style-name="P6">Returned values :</text:p>
      <text:p text:style-name="P6"/>
      <text:p text:style-name="P20"><text:span text:style-name="T56">PHP :</text:span><text:span text:style-name="T1"> <text:tab/>doc_root = <text:s/>'www'</text:span><text:span text:style-name="T26"> </text:span><text:span text:style-name="T58"><text:s/><text:tab/></text:span><text:span text:style-name="T39">$_SERVER['DOCUMENT_ROOT']</text:span><text:span text:style-name="T40"> </text:span><text:span text:style-name="T41">value</text:span></text:p>
      <text:p text:style-name="P10"><text:tab/>separator = <text:s/>'userfiles'</text:p>
      <text:p text:style-name="P12"><text:tab/><text:span text:style-name="T14">dynamic_fileroot = '</text:span><text:span text:style-name="T7">'</text:span></text:p>
      <text:p text:style-name="P13"><text:tab/><text:span text:style-name="T14">path_to_files = '</text:span><text:span text:style-name="T15">www/</text:span><text:span text:style-name="T18">path/</text:span><text:span text:style-name="T16">fmfolder/userfiles/</text:span><text:span text:style-name="T7">'</text:span><text:span text:style-name="T59"> <text:tab/></text:span><text:span text:style-name="T39">$_SERVER['DOCUMENT_ROOT'] + </text:span><text:span text:style-name="T42">root + sep</text:span><text:span text:style-name="T41">arator</text:span></text:p>
      <text:p text:style-name="P10"/>
      <text:p text:style-name="P10"/>
      <text:p text:style-name="P14"><text:span text:style-name="T57">J</text:span><text:span text:style-name="T55">S : </text:span><text:tab/>returned path = <text:span text:style-name="T7">'path/</text:span><text:span text:style-name="T16">fmfolder</text:span><text:span text:style-name="T7">/userfiles'</text:span></text:p>
      <text:p text:style-name="P14"/>
      <text:p text:style-name="P14"><text:span text:style-name="T7"/></text:p>
      <text:h text:style-name="P38" text:outline-level="3">Settings – File B</text:h>
      <text:p text:style-name="P2"/>
      <text:p text:style-name="P2"><text:span text:style-name="T4">JS </text:span><text:span text:style-name="T3">Settings :</text:span><text:span text:style-name="T1"> </text:span></text:p>
      <text:p text:style-name="P1"><text:span text:style-name="T1">server_root : <text:tab/></text:span><text:span text:style-name="T8">false</text:span></text:p>
      <text:p text:style-name="P1"><text:span text:style-name="T1">file_root : <text:s/><text:tab/></text:span><text:span text:style-name="T8">'/home/</text:span><text:span text:style-name="T17">user</text:span><text:span text:style-name="T8">/fm/test'</text:span></text:p>
      <text:p text:style-name="P3"/>
      <text:p text:style-name="P6">Returned values :</text:p>
      <text:p text:style-name="P6"/>
      <text:p text:style-name="P22"><text:span text:style-name="T56">PHP : <text:tab/></text:span><text:span text:style-name="T1">doc_root = <text:s text:c="2"/></text:span><text:span text:style-name="T8">'/home/</text:span><text:span text:style-name="T17">user</text:span><text:span text:style-name="T8">/fm/test' <text:tab/></text:span><text:span text:style-name="T47">file_root </text:span><text:span text:style-name="T49">value</text:span></text:p>
      <text:p text:style-name="P17"><text:span text:style-name="T1"><text:tab/>separator = <text:s/></text:span><text:span text:style-name="T8">'test'</text:span></text:p>
      <text:p text:style-name="P18"><text:span text:style-name="T14"><text:tab/>dynamic_fileroot = '</text:span><text:span text:style-name="T8">'</text:span></text:p>
      <text:p text:style-name="P19"><text:span text:style-name="T8"><text:tab/></text:span><text:span text:style-name="T14">path_to_files = '</text:span><text:span text:style-name="T8">/home/</text:span><text:span text:style-name="T17">user</text:span><text:span text:style-name="T8">/fm/test' <text:tab/></text:span><text:span text:style-name="T43">doc_root </text:span><text:span text:style-name="T44">value</text:span></text:p>
      <text:p text:style-name="P10"/>
      <text:p text:style-name="P15"><text:span text:style-name="T55">JS : </text:span><text:tab/>returned path = <text:span text:style-name="T7">'home/</text:span><text:span text:style-name="T17">user</text:span><text:span text:style-name="T7">/</text:span><text:span text:style-name="T19">fm</text:span><text:span text:style-name="T7">/test'</text:span></text:p>
      <text:p text:style-name="P15"/>
      <text:p text:style-name="P15"><text:span text:style-name="T7"/></text:p>
      <text:h text:style-name="P38" text:outline-level="3">Settings – File C</text:h>
      <text:p text:style-name="P2"/>
      <text:p text:style-name="P2"><text:span text:style-name="T4">JS </text:span><text:span text:style-name="T3">Settings :</text:span><text:span text:style-name="T1"> </text:span></text:p>
      <text:p text:style-name="P1"><text:span text:style-name="T1">server_root : <text:tab/></text:span><text:span text:style-name="T8">true</text:span></text:p>
      <text:p text:style-name="P1"><text:span text:style-name="T1">file_root : <text:s/><text:tab/></text:span><text:span text:style-name="T8">'tmp/test'</text:span></text:p>
      <text:p text:style-name="P3"/>
      <text:p text:style-name="P6">Returned values :</text:p>
      <text:p text:style-name="P6"/>
      <text:p text:style-name="P23"><text:span text:style-name="T56">PHP : </text:span><text:span text:style-name="T1"><text:tab/>doc_root = <text:s/></text:span><text:span text:style-name="T8">'www'</text:span><text:span text:style-name="T27"> </text:span><text:span text:style-name="T37"><text:s/><text:tab/></text:span><text:span text:style-name="T39">$_SERVER['DOCUMENT_ROOT']</text:span><text:span text:style-name="T40"> </text:span><text:span text:style-name="T41">value</text:span></text:p>
      <text:p text:style-name="P17"><text:span text:style-name="T1"><text:tab/>separator = <text:s/></text:span><text:span text:style-name="T8">'test'</text:span></text:p>
      <text:p text:style-name="P18"><text:soft-page-break/><text:span text:style-name="T8"><text:tab/></text:span><text:span text:style-name="T14">dynamic_fileroot = '</text:span><text:span text:style-name="T8">'</text:span></text:p>
      <text:p text:style-name="P21"><text:span text:style-name="T8"><text:tab/></text:span><text:span text:style-name="T14">path_to_files = 'tmp/test</text:span><text:span text:style-name="T8">'<text:tab/></text:span><text:span text:style-name="T39">$_SERVER['DOCUMENT_ROOT']</text:span><text:span text:style-name="T42"> + </text:span><text:span text:style-name="T43">file_root</text:span></text:p>
      <text:p text:style-name="P11"/>
      <text:p text:style-name="P16"><text:span text:style-name="T55">JS : </text:span><text:tab/>returned path = <text:span text:style-name="T7">'</text:span><text:span text:style-name="T9">tmp</text:span><text:span text:style-name="T7">/userfiles'</text:span></text:p>
      <text:p text:style-name="P16"/>
      <text:p text:style-name="P16"><text:span text:style-name="T7"/></text:p>
      <text:h text:style-name="P39" text:outline-level="3"><text:span text:style-name="T1">Settings – File D</text:span></text:h>
      <text:p text:style-name="P2"/>
      <text:p text:style-name="P2"><text:span text:style-name="T4">JS </text:span><text:span text:style-name="T3">Settings :</text:span><text:span text:style-name="T1"> <text:tab/><text:tab/><text:tab/><text:tab/><text:tab/></text:span><text:span text:style-name="T4">PHP settings :</text:span></text:p>
      <text:p text:style-name="P2"><text:span text:style-name="T1">server_root : <text:tab/></text:span><text:span text:style-name="T8">true<text:tab/><text:tab/><text:tab/><text:tab/><text:tab/></text:span><text:span text:style-name="T21">setFileRoot()</text:span><text:span text:style-name="T9"> : 'tmp/test'</text:span></text:p>
      <text:p text:style-name="P2"><text:span text:style-name="T1">file_root : <text:s/><text:tab/></text:span><text:span text:style-name="T8">'/'</text:span></text:p>
      <text:p text:style-name="P4"/>
      <text:p text:style-name="P7">Returned values :</text:p>
      <text:p text:style-name="P7"/>
      <text:p text:style-name="P25"><text:span text:style-name="T56">PHP :</text:span><text:span text:style-name="T1"> <text:tab/>doc_root = <text:s/></text:span><text:span text:style-name="T8">'www/</text:span><text:span text:style-name="T9">tmp/test</text:span><text:span text:style-name="T8">'</text:span><text:span text:style-name="T1"><text:tab/></text:span><text:span text:style-name="T39">$_SERVER['DOCUMENT_ROOT']</text:span><text:span text:style-name="T40"> </text:span><text:span text:style-name="T41">value</text:span><text:span text:style-name="T49"><text:tab/>+ <text:s/></text:span><text:span text:style-name="T53">setFileRoot</text:span><text:span text:style-name="T54">()</text:span><text:span text:style-name="T53"> </text:span><text:span text:style-name="T54">argument</text:span></text:p>
      <text:p text:style-name="P26"><text:tab/>separator = <text:s/>'test'</text:p>
      <text:p text:style-name="P32"><text:tab/><text:span text:style-name="T23">dynamic_fileroot = '</text:span>www/<text:span text:style-name="T20">tmp/test</text:span>' <text:tab/><text:span text:style-name="T52">doc_root - </text:span><text:span text:style-name="T50">$_SERVER['DOCUMENT_ROOT']</text:span></text:p>
      <text:p text:style-name="P28"><text:tab/><text:span text:style-name="T23">path_to_files = 'tmp/test</text:span>'</text:p>
      <text:p text:style-name="P26"/>
      <text:p text:style-name="P29"><text:span text:style-name="T55">JS : </text:span><text:tab/>returned path = '/' <text:span text:style-name="T20">+ filepath</text:span></text:p>
      <text:p text:style-name="P29"/>
      <text:p text:style-name="P29"/>
      <text:h text:style-name="P40" text:outline-level="3"><text:span text:style-name="T1">Settings – File E</text:span></text:h>
      <text:p text:style-name="P34"/>
      <text:p text:style-name="P34"><text:span text:style-name="T4">JS </text:span><text:span text:style-name="T3">Settings :</text:span><text:span text:style-name="T1"> <text:tab/><text:tab/><text:tab/><text:tab/><text:tab/></text:span><text:span text:style-name="T4">PHP settings :</text:span></text:p>
      <text:p text:style-name="P34"><text:span text:style-name="T1">server_root : <text:tab/>false</text:span><text:span text:style-name="T8"><text:tab/><text:tab/><text:tab/><text:tab/><text:tab/></text:span><text:span text:style-name="T21">setFileRoot()</text:span><text:span text:style-name="T9"> : '/</text:span><text:span text:style-name="T12">var/www/</text:span><text:span text:style-name="T9">tmp/test'</text:span></text:p>
      <text:p text:style-name="P34"><text:span text:style-name="T1">file_root : <text:s/><text:tab/></text:span><text:span text:style-name="T8">'/'</text:span></text:p>
      <text:p text:style-name="P5"/>
      <text:p text:style-name="P8">Returned values :</text:p>
      <text:p text:style-name="P8"/>
      <text:p text:style-name="P25"><text:span text:style-name="T56">PHP : </text:span><text:span text:style-name="T1"><text:tab/>doc_root = <text:s/></text:span><text:span text:style-name="T8">'</text:span><text:span text:style-name="T9">/</text:span><text:span text:style-name="T12">var/www/</text:span><text:span text:style-name="T9">tmp/test</text:span><text:span text:style-name="T13">'<text:tab/></text:span><text:span text:style-name="T53">setFileRoot</text:span><text:span text:style-name="T54">()</text:span><text:span text:style-name="T53"> </text:span><text:span text:style-name="T54">argument</text:span></text:p>
      <text:p text:style-name="P27"><text:tab/>separator = <text:s/>'test'</text:p>
      <text:p text:style-name="P32"><text:tab/><text:span text:style-name="T23">dynamic_fileroot = '</text:span>/<text:span text:style-name="T20">tmp/test</text:span>' <text:tab/><text:span text:style-name="T52">doc_root - </text:span><text:span text:style-name="T50">$_SERVER['DOCUMENT_ROOT']</text:span></text:p>
      <text:p text:style-name="P30"><text:tab/><text:span text:style-name="T23">path_to_files = /var/www/tmp/test'<text:tab/></text:span><text:span text:style-name="T46">doc_</text:span><text:span text:style-name="T45">root </text:span><text:span text:style-name="T46">value</text:span></text:p>
      <text:p text:style-name="P30"/>
      <text:p text:style-name="P9"/>
      <text:p text:style-name="P24"><text:span text:style-name="T56">JS : </text:span><text:span text:style-name="T1"><text:tab/>returned path = </text:span><text:span text:style-name="T8">'/' </text:span><text:span text:style-name="T9">+ </text:span><text:span text:style-name="T10">file</text:span><text:span text:style-name="T11">path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.049cm" fo:border-left="none" fo:border-right="none" fo:border-top="none" fo:border-bottom="0.06pt solid #000000" style:shadow="non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Georget</meta:initial-creator>
    <meta:creation-date>2013-08-20T13:32:51</meta:creation-date>
    <dc:date>2014-12-17T17:24:38.887702519</dc:date>
    <dc:creator>Simon Georget</dc:creator>
    <meta:editing-duration>PT54M18S</meta:editing-duration>
    <meta:editing-cycles>30</meta:editing-cycles>
    <meta:generator>LibreOffice/4.2.7.2$Linux_X86_64 LibreOffice_project/420m0$Build-2</meta:generator>
    <meta:document-statistic meta:table-count="0" meta:image-count="0" meta:object-count="0" meta:page-count="2" meta:paragraph-count="51" meta:word-count="234" meta:character-count="1775" meta:non-whitespace-character-count="1505"/>
  </office:meta>
</office:document-meta>
</file>